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a3895" officeooo:paragraph-rsid="001a3895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1b54ff" officeooo:paragraph-rsid="001b54ff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arial" officeooo:rsid="001b54ff" officeooo:paragraph-rsid="001b54ff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arial" fo:font-style="italic" officeooo:rsid="001b54ff" officeooo:paragraph-rsid="001c0489" style:font-style-asian="italic" style:font-style-complex="italic"/>
    </style:style>
    <style:style style:name="T1" style:family="text">
      <style:text-properties officeooo:rsid="001bd17a"/>
    </style:style>
    <style:style style:name="T2" style:family="text">
      <style:text-properties officeooo:rsid="001c048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048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bdcd" style:font-style-asian="normal" style:font-style-complex="normal"/>
    </style:style>
    <style:style style:name="T7" style:family="text">
      <style:text-properties officeooo:rsid="0020186d"/>
    </style:style>
    <style:style style:name="T8" style:family="text">
      <style:text-properties officeooo:rsid="0020b7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, 5º DSM, FATEC Araras</text:p>
      <text:p text:style-name="P1"/>
      <text:p text:style-name="P2">O texto “O maior de todos os presentes” se trata de uma narração, pois sua estrutura textual apresenta características próprias do gênero, <text:span text:style-name="T1">como a presença de um narrador, personagens, um enredo bem definido e a noção de espaço e tempo, </text:span><text:span text:style-name="T2">algumas dessas </text:span><text:span text:style-name="T1">características podem ser </text:span><text:span text:style-name="T2">exemplificadas </text:span><text:span text:style-name="T1">a partir de passagens do texto, como:</text:span></text:p>
      <text:list xml:id="list3062616452" text:style-name="L2">
        <text:list-item>
          <text:p text:style-name="P3"><text:span text:style-name="T3">“</text:span><text:span text:style-name="T4">Era noite. A chuva que caía não dava trégua e se lançava sobre nossa casa torrencialmente.</text:span><text:span text:style-name="T3">”</text:span>, <text:span text:style-name="T2">passagem que indica que a história ocorre no passado e na casa da personagem principal, </text:span><text:span text:style-name="T8">trazendo os elementos de tempo e espaço, respectivamente</text:span><text:span text:style-name="T2">, também demonstra</text:span><text:span text:style-name="T8">ndo</text:span><text:span text:style-name="T2"> a presença de um narrador-personagem;</text:span></text:p>
        </text:list-item>
        <text:list-item>
          <text:p text:style-name="P4">“- <text:span text:style-name="T2">Pai, quando a luz vai voltar?</text:span></text:p>
          <text:p text:style-name="P4"><text:s/>- <text:span text:style-name="T2">Em breve, meu filho – dizia meu pai, puxando-me para perto de si. - Logo, logo a chuva vai diminuir, e a luz vai acabar voltando. Tem que ter paciência.</text:span>”<text:span text:style-name="T5">, </text:span><text:span text:style-name="T6">indicando a presença de personagems (o filho e seu pai), também marcando um diálogo direto entre el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1:38:35.598408680</meta:creation-date>
    <dc:date>2023-04-07T12:17:19.745734376</dc:date>
    <meta:editing-duration>PT38M41S</meta:editing-duration>
    <meta:editing-cycles>10</meta:editing-cycles>
    <meta:generator>LibreOffice/7.5.2.2$Linux_X86_64 LibreOffice_project/53bb9681a964705cf672590721dbc85eb4d0c3a2</meta:generator>
    <meta:document-statistic meta:table-count="0" meta:image-count="0" meta:object-count="0" meta:page-count="1" meta:paragraph-count="5" meta:word-count="163" meta:character-count="965" meta:non-whitespace-character-count="808"/>
  </office:meta>
</office:document-meta>
</file>